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standard">
      <style:graphic-properties draw:textarea-horizontal-align="left" draw:textarea-vertical-align="bottom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1.1cm" svg:height="1cm" svg:x="20.4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cm" svg:height="1cm" svg:x="13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1cm" svg:height="1cm" svg:x="5.8cm" svg:y="6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10cm" svg:x2="28.3cm" svg:y2="10cm">
          <text:p/>
        </draw:line>
        <draw:frame draw:style-name="gr3" draw:text-style-name="P2" draw:layer="layout" svg:width="5.641cm" svg:height="1.728cm" svg:x="1.4cm" svg:y="10.272cm">
          <draw:text-box>
            <text:p text:style-name="P2"><text:span text:style-name="T1">C language</text:span></text:p>
          </draw:text-box>
        </draw:frame>
        <draw:frame draw:style-name="gr3" draw:text-style-name="P2" draw:layer="layout" svg:width="10.929cm" svg:height="1.728cm" svg:x="1.271cm" svg:y="1.172cm">
          <draw:text-box>
            <text:p text:style-name="P2"><text:span text:style-name="T1">Strong type language</text:span></text:p>
          </draw:text-box>
        </draw:frame>
        <draw:line draw:style-name="gr2" draw:text-style-name="P1" draw:layer="layout" svg:x1="1.4cm" svg:y1="16.8cm" svg:x2="28.3cm" svg:y2="16.8cm">
          <text:p/>
        </draw:line>
        <draw:frame draw:style-name="gr3" draw:text-style-name="P2" draw:layer="layout" svg:width="5.341cm" svg:height="1.728cm" svg:x="1.4cm" svg:y="17.072cm">
          <draw:text-box>
            <text:p text:style-name="P2"><text:span text:style-name="T1">Hardware</text:span></text:p>
          </draw:text-box>
        </draw:frame>
        <draw:custom-shape draw:style-name="gr4" draw:text-style-name="P3" xml:id="id1" draw:id="id1" draw:layer="layout" svg:width="8cm" svg:height="2.4cm" svg:x="14.1cm" svg:y="17.4cm">
          <text:p text:style-name="P3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1cm" svg:height="2.3cm" svg:x="12.6cm" svg:y="12.1cm">
          <text:p text:style-name="P3"><text:span text:style-name="T1">Interrupt handl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8.1cm" svg:y1="17.4cm" svg:x2="18.1cm" svg:y2="14.4cm" draw:start-shape="id1" draw:start-glue-point="0" draw:end-shape="id2" svg:d="m18100 17400v-3000" svg:viewBox="0 0 1 3001">
          <text:p/>
        </draw:connector>
        <draw:custom-shape draw:style-name="gr6" draw:text-style-name="P3" draw:layer="layout" svg:width="27.4cm" svg:height="3.2cm" svg:x="1.1cm" svg:y="6.2cm">
          <text:p text:style-name="P3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2cm" svg:height="2.139cm" svg:x="16.5cm" svg:y="8cm">
          <text:p text:style-name="P3"><text:span text:style-name="T1">Fla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8.1cm" svg:y1="12.1cm" svg:x2="18.1cm" svg:y2="10.139cm" draw:start-shape="id2" draw:start-glue-point="0" draw:end-shape="id3" svg:d="m18100 12100v-1961" svg:viewBox="0 0 1 1962">
          <text:p/>
        </draw:connector>
        <draw:custom-shape draw:style-name="gr4" draw:text-style-name="P3" xml:id="id4" draw:id="id4" draw:layer="layout" svg:width="5.7cm" svg:height="1.9cm" svg:x="1.4cm" svg:y="4.6cm">
          <text:p text:style-name="P3"><text:span text:style-name="T1">Mut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7cm" svg:height="1.9cm" svg:x="8.4cm" svg:y="4.6cm">
          <text:p text:style-name="P3"><text:span text:style-name="T1">Mut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cm" svg:height="3.5cm" svg:x="15.4cm" svg:y="3cm">
          <text:p text:style-name="P3"><text:span text:style-name="T1">Interrupt</text:span></text:p>
          <text:p text:style-name="P3"><text:span text:style-name="T1">handl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25cm" svg:y1="6.5cm" svg:x2="11.25cm" svg:y2="6.5cm" draw:start-shape="id4" draw:start-glue-point="2" draw:end-shape="id5" svg:d="m4250 6500c0 826 7000 826 7000 0" svg:viewBox="0 0 7001 621">
          <text:p/>
        </draw:connector>
        <draw:custom-shape draw:style-name="gr4" draw:text-style-name="P3" xml:id="id7" draw:id="id7" draw:layer="layout" svg:width="3.2cm" svg:height="2.139cm" svg:x="8.7cm" svg:y="7.961cm">
          <text:p text:style-name="P3"><text:span text:style-name="T1">Fla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35cm" svg:y1="7.1cm" svg:x2="8.7cm" svg:y2="9.03cm" draw:start-shape="id6" draw:start-glue-point="2" draw:end-shape="id7" draw:end-glue-point="3" svg:d="m6350 7100c0 1287 783 1930 2350 1930" svg:viewBox="0 0 2351 1931">
          <text:p/>
        </draw:connector>
        <draw:connector draw:style-name="gr5" draw:text-style-name="P1" draw:layer="layout" draw:type="curve" svg:x1="13.55cm" svg:y1="7.1cm" svg:x2="16.5cm" svg:y2="9.069cm" draw:start-shape="id8" draw:start-glue-point="2" draw:end-shape="id3" draw:end-glue-point="3" svg:d="m13550 7100c0 1313 983 1969 2950 1969" svg:viewBox="0 0 2951 1970">
          <text:p/>
        </draw:connector>
        <draw:connector draw:style-name="gr5" draw:text-style-name="P1" draw:layer="layout" draw:type="curve" svg:x1="11.25cm" svg:y1="6.5cm" svg:x2="18.25cm" svg:y2="6.5cm" draw:start-shape="id5" draw:start-glue-point="2" draw:end-shape="id9" svg:d="m11250 6500c0 826 7000 826 7000 0" svg:viewBox="0 0 7001 621">
          <text:p/>
        </draw:connector>
        <draw:custom-shape draw:style-name="gr4" draw:text-style-name="P3" xml:id="id10" draw:id="id10" draw:layer="layout" svg:width="5.7cm" svg:height="1.9cm" svg:x="22.5cm" svg:y="4.5cm">
          <text:p text:style-name="P3"><text:span text:style-name="T1">Mut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8.25cm" svg:y1="6.5cm" svg:x2="25.35cm" svg:y2="6.4cm" draw:start-shape="id9" draw:start-glue-point="2" draw:end-shape="id10" svg:d="m18250 6500c0 826 7100 876 7100-100" svg:viewBox="0 0 7101 727">
          <text:p/>
        </draw:connector>
        <draw:frame draw:style-name="gr3" draw:text-style-name="P2" draw:layer="layout" svg:width="2.183cm" svg:height="1.728cm" svg:x="6.6cm" svg:y="7.1cm">
          <draw:text-box>
            <text:p text:style-name="P2"><text:span text:style-name="T1">Poll</text:span></text:p>
          </draw:text-box>
        </draw:frame>
        <draw:frame draw:style-name="gr3" draw:text-style-name="P2" draw:layer="layout" svg:width="2.183cm" svg:height="1.728cm" svg:x="14.017cm" svg:y="7.1cm">
          <draw:text-box>
            <text:p text:style-name="P2"><text:span text:style-name="T1">Poll</text:span></text:p>
          </draw:text-box>
        </draw:frame>
        <draw:custom-shape draw:style-name="gr4" draw:text-style-name="P3" xml:id="id12" draw:id="id12" draw:layer="layout" svg:width="3.2cm" svg:height="2.139cm" svg:x="23.9cm" svg:y="7.961cm">
          <text:p text:style-name="P3"><text:span text:style-name="T1">Fla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0.95cm" svg:y1="7.1cm" svg:x2="23.9cm" svg:y2="9.03cm" draw:start-shape="id11" draw:start-glue-point="2" draw:end-shape="id12" draw:end-glue-point="3" svg:d="m20950 7100c0 1287 983 1930 2950 1930" svg:viewBox="0 0 2951 1931">
          <text:p/>
        </draw:connector>
        <draw:frame draw:style-name="gr7" draw:text-style-name="P2" draw:layer="layout" svg:width="2.183cm" svg:height="1.728cm" svg:x="21.417cm" svg:y="7.072cm">
          <draw:text-box>
            <text:p text:style-name="P2"><text:span text:style-name="T1">Poll</text:span></text:p>
          </draw:text-box>
        </draw:frame>
        <draw:frame draw:style-name="gr7" draw:text-style-name="P2" draw:layer="layout" svg:width="2.314cm" svg:height="1.728cm" svg:x="18.3cm" svg:y="10.172cm">
          <draw:text-box>
            <text:p text:style-name="P2"><text:span text:style-name="T1">Set</text:span></text:p>
          </draw:text-box>
        </draw:frame>
        <draw:frame draw:style-name="gr7" draw:text-style-name="P2" draw:layer="layout" svg:width="5.349cm" svg:height="1.728cm" svg:x="18.481cm" svg:y="14.808cm">
          <draw:text-box>
            <text:p text:style-name="P2"><text:span text:style-name="T1">Interru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12-11T17:17:20.284246439</dc:date>
    <dc:creator>Okabe Kiwamu</dc:creator>
    <meta:editing-duration>PT2H26M31S</meta:editing-duration>
    <meta:editing-cycles>193</meta:editing-cycles>
    <meta:generator>LibreOffice/4.1.3.2$Linux_X86_64 LibreOffice_project/410m0$Build-2</meta:generator>
    <meta:document-statistic meta:object-count="31"/>
  </office:meta>
</office:document-meta>
</file>